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411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2.602cm"/>
    </style:style>
    <style:style style:name="Table1.C" style:family="table-column">
      <style:table-column-properties style:column-width="2.314cm"/>
    </style:style>
    <style:style style:name="Table1.D" style:family="table-column">
      <style:table-column-properties style:column-width="8.4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paragraph-rsid="000eb705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orizontal_20_Line">
      <style:paragraph-properties fo:margin-top="0cm" fo:margin-bottom="0.247cm" style:contextual-spacing="false" fo:line-height="115%"/>
    </style:style>
    <style:style style:name="P8" style:family="paragraph" style:parent-style-name="Heading_20_3">
      <style:paragraph-properties fo:margin-top="0cm" fo:margin-bottom="0.247cm" style:contextual-spacing="false" fo:line-height="115%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T1" style:family="text">
      <style:text-properties officeooo:rsid="0009efe9"/>
    </style:style>
    <style:style style:name="T2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25b83cd78da06d78">
        <text:p text:style-name="P1"><text:span text:style-name="T1">I</text:span> socket in Python sono costruiti attorno a pochi comandi fondamentali, che vengono eseguiti in sequenza e sono leggermente diversi a seconda che si tratti del <text:span text:style-name="T2">Server</text:span> o del <text:span text:style-name="T2">Client</text:span>.<text:line-break/>Ecco una spiegazione dei comandi principali che ho usato nei codici <text:span text:style-name="Source_20_Text">server.py</text:span> e <text:span text:style-name="Source_20_Text">client.py</text:span>, organizzati in una tabella chiara.</text:p>
        <text:h text:style-name="P2" text:outline-level="2">🔌 Comandi Fondamentali dei Socket in Pytho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P3">Comando Python</text:p>
              </table:table-cell>
              <table:table-cell table:style-name="Table1.A1" office:value-type="string">
                <text:p text:style-name="P3">Server 🖥️</text:p>
              </table:table-cell>
              <table:table-cell table:style-name="Table1.A1" office:value-type="string">
                <text:p text:style-name="P3">Client 🐍</text:p>
              </table:table-cell>
              <table:table-cell table:style-name="Table1.A1" office:value-type="string">
                <text:p text:style-name="P3">Descrizione</text:p>
              </table:table-cell>
            </table:table-row>
          </table:table-header-rows>
          <table:table-row>
            <table:table-cell table:style-name="Table1.A1" office:value-type="string">
              <text:p text:style-name="P3"><text:span text:style-name="Source_20_Text"><text:span text:style-name="T2">socket.socket(...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5"><text:span text:style-name="T2">Crea il Socket:</text:span> Inizializza l'oggetto socket. Abbiamo usato <text:span text:style-name="Source_20_Text">socket.AF_INET</text:span> (per IPv4) e <text:span text:style-name="Source_20_Text">socket.SOCK_STREAM</text:span> (per TCP, che garantisce la consegna dei dati)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setsockopt(...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No</text:p>
            </table:table-cell>
            <table:table-cell table:style-name="Table1.A1" office:value-type="string">
              <text:p text:style-name="P5"><text:span text:style-name="T2">Opzioni del Socket:</text:span> Imposta opzioni specifiche. Nel server, usiamo <text:span text:style-name="Source_20_Text">socket.SO_REUSEADDR</text:span> per permettere il riavvio immediato (evitando l'errore "Address already in use")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bind((H, P)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No</text:p>
            </table:table-cell>
            <table:table-cell table:style-name="Table1.A1" office:value-type="string">
              <text:p text:style-name="P5"><text:span text:style-name="T2">Associazione:</text:span> Lega il socket all'<text:span text:style-name="T2">indirizzo IP (Host)</text:span> e alla <text:span text:style-name="T2">Porta</text:span> specificati. Il server "occupa" questa porta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listen(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No</text:p>
            </table:table-cell>
            <table:table-cell table:style-name="Table1.A1" office:value-type="string">
              <text:p text:style-name="P5"><text:span text:style-name="T2">Ascolto:</text:span> Mette il server in modalità di ascolto, pronto ad accettare le connessioni in arrivo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accept(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No</text:p>
            </table:table-cell>
            <table:table-cell table:style-name="Table1.A1" office:value-type="string">
              <text:p text:style-name="P5"><text:span text:style-name="T2">Accetta Connessione:</text:span> Si blocca e attende un client. Quando un client si connette, restituisce un <text:span text:style-name="T2">nuovo socket di connessione</text:span> (<text:span text:style-name="Source_20_Text">conn</text:span>) e l'indirizzo del client (<text:span text:style-name="Source_20_Text">addr</text:span>)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connect((H, P))</text:span></text:span></text:p>
            </table:table-cell>
            <table:table-cell table:style-name="Table1.A1" office:value-type="string">
              <text:p text:style-name="P4">No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5"><text:span text:style-name="T2">Connessione:</text:span> Tenta di stabilire una connessione con il socket in ascolto all'indirizzo (Host) e alla Porta specificati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settimeout(T)</text:span></text:span></text:p>
            </table:table-cell>
            <table:table-cell table:style-name="Table1.A1" office:value-type="string">
              <text:p text:style-name="P4">Sì/No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6"><text:span text:style-name="T2">Timeout:</text:span> Imposta un tempo limite (T secondi) per le successive operazioni di blocco (come <text:span text:style-name="Source_20_Text">connect</text:span>, <text:span text:style-name="Source_20_Text">recv</text:span>, <text:span text:style-name="Source_20_Text">send</text:span>). Nel Client è fondamentale per evitare blocchi infiniti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sendall(data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5"><text:span text:style-name="T2">Invio Dati:</text:span> Invia i dati (<text:span text:style-name="Source_20_Text">data</text:span>) attraverso il socket connesso. <text:span text:style-name="Source_20_Text">sendall</text:span> garantisce che tutti i byte vengano inviati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recv(bufsize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5"><text:span text:style-name="T2">Ricezione Dati:</text:span> Riceve dati dal socket. <text:span text:style-name="Source_20_Text">bufsize</text:span> (1024 nel nostro caso) è il numero massimo di byte da ricevere in una singola operazione. Si blocca finché non arrivano dati o scade il timeout.</text:p>
            </table:table-cell>
          </table:table-row>
          <table:table-row>
            <table:table-cell table:style-name="Table1.A1" office:value-type="string">
              <text:p text:style-name="P3"><text:span text:style-name="Source_20_Text"><text:span text:style-name="T2">s.close()</text:span></text:span>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4">Sì</text:p>
            </table:table-cell>
            <table:table-cell table:style-name="Table1.A1" office:value-type="string">
              <text:p text:style-name="P5"><text:span text:style-name="T2">Chiusura:</text:span> Chiude la connessione del socket. Nei nostri esempi, usiamo <text:span text:style-name="Source_20_Text">with conn:</text:span> e <text:span text:style-name="Source_20_Text">with s:</text:span> che gestiscono la chiusura automaticamente.</text:p>
            </table:table-cell>
          </table:table-row>
        </table:table>
        <text:p text:style-name="Text_20_body"/>
      </text:section>
      <text:section text:style-name="Sect1" text:name="Section1">
        <text:p text:style-name="P7"><text:line-break/><text:line-break/><text:line-break/><text:line-break/><text:line-break/><text:line-break/><text:line-break/><text:line-break/><text:line-break/><text:line-break/></text:p>
        <text:h text:style-name="P2" text:outline-level="2"><text:soft-page-break/>📝 Flusso Operativo (Semplificato)</text:h>
        <text:h text:style-name="P8" text:outline-level="3">Server (Ascolta e Risponde)</text:h>
        <text:list text:style-name="L1">
          <text:list-item>
            <text:p text:style-name="P9"><text:span text:style-name="T2">Crea</text:span> il socket (<text:span text:style-name="Source_20_Text">socket.socket</text:span>).</text:p>
          </text:list-item>
          <text:list-item>
            <text:p text:style-name="P9"><text:span text:style-name="T2">Imposta</text:span> l'opzione riutilizzo (<text:span text:style-name="Source_20_Text">setsockopt</text:span>).</text:p>
          </text:list-item>
          <text:list-item>
            <text:p text:style-name="P9"><text:span text:style-name="T2">Associa</text:span> l'indirizzo e la porta (<text:span text:style-name="Source_20_Text">bind</text:span>).</text:p>
          </text:list-item>
          <text:list-item>
            <text:p text:style-name="P9"><text:span text:style-name="T2">Ascolta</text:span> (<text:span text:style-name="Source_20_Text">listen</text:span>).</text:p>
          </text:list-item>
          <text:list-item>
            <text:p text:style-name="P9"><text:span text:style-name="T2">Accetta</text:span> la connessione (<text:span text:style-name="Source_20_Text">accept</text:span>). <text:span text:style-name="T2">&lt;- Qui il server aspetta.</text:span></text:p>
          </text:list-item>
          <text:list-item>
            <text:p text:style-name="P9"><text:span text:style-name="T2">Riceve</text:span> (<text:span text:style-name="Source_20_Text">recv</text:span>).</text:p>
          </text:list-item>
          <text:list-item>
            <text:p text:style-name="P9"><text:span text:style-name="T2">Invia</text:span> (<text:span text:style-name="Source_20_Text">sendall</text:span>).</text:p>
          </text:list-item>
          <text:list-item>
            <text:p text:style-name="P9"><text:span text:style-name="T2">Chiude</text:span> (gestito da <text:span text:style-name="Source_20_Text">with</text:span>).</text:p>
          </text:list-item>
        </text:list>
        <text:h text:style-name="P8" text:outline-level="3">Client (Connette e Scambia)</text:h>
        <text:list text:style-name="L2">
          <text:list-item>
            <text:p text:style-name="P10"><text:span text:style-name="T2">Crea</text:span> il socket (<text:span text:style-name="Source_20_Text">socket.socket</text:span>).</text:p>
          </text:list-item>
          <text:list-item>
            <text:p text:style-name="P10"><text:span text:style-name="T2">Imposta</text:span> il timeout (<text:span text:style-name="Source_20_Text">settimeout</text:span>).</text:p>
          </text:list-item>
          <text:list-item>
            <text:p text:style-name="P10"><text:span text:style-name="T2">Connette</text:span> il socket al server (<text:span text:style-name="Source_20_Text">connect</text:span>). <text:span text:style-name="T2">&lt;- Qui il client aspetta.</text:span></text:p>
          </text:list-item>
          <text:list-item>
            <text:p text:style-name="P10"><text:span text:style-name="T2">Invia</text:span> (<text:span text:style-name="Source_20_Text">sendall</text:span>).</text:p>
          </text:list-item>
          <text:list-item>
            <text:p text:style-name="P10"><text:span text:style-name="T2">Riceve</text:span> (<text:span text:style-name="Source_20_Text">recv</text:span>).</text:p>
          </text:list-item>
          <text:list-item>
            <text:p text:style-name="P10"><text:span text:style-name="T2">Chiude</text:span> (gestito da <text:span text:style-name="Source_20_Text">with</text:span>).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0:44:56.905146335</meta:creation-date>
    <dc:date>2025-11-11T00:56:35.716570850</dc:date>
    <meta:editing-duration>PT4M51S</meta:editing-duration>
    <meta:editing-cycles>5</meta:editing-cycles>
    <meta:generator>LibreOffice/25.8.1.1$Linux_X86_64 LibreOffice_project/580$Build-1</meta:generator>
    <meta:document-statistic meta:table-count="1" meta:image-count="0" meta:object-count="0" meta:page-count="2" meta:paragraph-count="64" meta:word-count="392" meta:character-count="2540" meta:non-whitespace-character-count="2215"/>
  </office:meta>
</office:document-meta>
</file>